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" style:parent-style-name="DefaultParagraphFont" style:family="text">
      <style:text-properties fo:color="#A9A9A9"/>
    </style:style>
    <style:style style:name="T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" style:parent-style-name="DefaultParagraphFont" style:family="text">
      <style:text-properties fo:font-size="10pt" style:font-size-asian="10pt" style:font-size-complex="10pt"/>
    </style:style>
    <style:style style:name="T7" style:parent-style-name="DefaultParagraphFont" style:family="text">
      <style:text-properties fo:font-size="10pt" style:font-size-asian="10pt" style:font-size-complex="10pt"/>
    </style:style>
    <style:style style:name="T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T1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5" style:parent-style-name="DefaultParagraphFont" style:family="text">
      <style:text-properties fo:font-size="10pt" style:font-size-asian="10pt" style:font-size-complex="10pt"/>
    </style:style>
    <style:style style:name="T16" style:parent-style-name="DefaultParagraphFont" style:family="text">
      <style:text-properties fo:font-size="10pt" style:font-size-asian="10pt" style:font-size-complex="10pt"/>
    </style:style>
    <style:style style:name="T1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9" style:parent-style-name="DefaultParagraphFont" style:family="text">
      <style:text-properties fo:font-size="10pt" style:font-size-asian="10pt" style:font-size-complex="10pt"/>
    </style:style>
    <style:style style:name="T20" style:parent-style-name="DefaultParagraphFont" style:family="text">
      <style:text-properties fo:font-size="10pt" style:font-size-asian="10pt" style:font-size-complex="10pt"/>
    </style:style>
    <style:style style:name="T2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5" style:parent-style-name="DefaultParagraphFont" style:family="text">
      <style:text-properties fo:font-size="10pt" style:font-size-asian="10pt" style:font-size-complex="10pt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2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T31" style:parent-style-name="DefaultParagraphFont" style:family="text">
      <style:text-properties fo:font-size="10pt" style:font-size-asian="10pt" style:font-size-complex="10pt"/>
    </style:style>
    <style:style style:name="T3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5" style:parent-style-name="DefaultParagraphFont" style:family="text">
      <style:text-properties fo:font-size="10pt" style:font-size-asian="10pt" style:font-size-complex="10pt"/>
    </style:style>
    <style:style style:name="T36" style:parent-style-name="DefaultParagraphFont" style:family="text">
      <style:text-properties fo:font-size="10pt" style:font-size-asian="10pt" style:font-size-complex="10pt"/>
    </style:style>
    <style:style style:name="T3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0" style:parent-style-name="DefaultParagraphFont" style:family="text">
      <style:text-properties fo:font-size="10pt" style:font-size-asian="10pt" style:font-size-complex="10pt"/>
    </style:style>
    <style:style style:name="T41" style:parent-style-name="DefaultParagraphFont" style:family="text">
      <style:text-properties fo:font-size="10pt" style:font-size-asian="10pt" style:font-size-complex="10pt"/>
    </style:style>
    <style:style style:name="T4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5" style:parent-style-name="DefaultParagraphFont" style:family="text">
      <style:text-properties fo:font-size="10pt" style:font-size-asian="10pt" style:font-size-complex="10pt"/>
    </style:style>
    <style:style style:name="T46" style:parent-style-name="DefaultParagraphFont" style:family="text">
      <style:text-properties fo:font-size="10pt" style:font-size-asian="10pt" style:font-size-complex="10pt"/>
    </style:style>
    <style:style style:name="T4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fo:font-size="10pt" style:font-size-asian="10pt" style:font-size-complex="10pt"/>
    </style:style>
    <style:style style:name="T5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T55" style:parent-style-name="DefaultParagraphFont" style:family="text">
      <style:text-properties fo:font-size="10pt" style:font-size-asian="10pt" style:font-size-complex="10pt"/>
    </style:style>
    <style:style style:name="T5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0" style:parent-style-name="DefaultParagraphFont" style:family="text">
      <style:text-properties fo:font-size="10pt" style:font-size-asian="10pt" style:font-size-complex="10pt"/>
    </style:style>
    <style:style style:name="T61" style:parent-style-name="DefaultParagraphFont" style:family="text">
      <style:text-properties fo:font-size="10pt" style:font-size-asian="10pt" style:font-size-complex="10pt"/>
    </style:style>
    <style:style style:name="T6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5" style:parent-style-name="DefaultParagraphFont" style:family="text">
      <style:text-properties fo:font-size="10pt" style:font-size-asian="10pt" style:font-size-complex="10pt"/>
    </style:style>
    <style:style style:name="T66" style:parent-style-name="DefaultParagraphFont" style:family="text">
      <style:text-properties fo:font-size="10pt" style:font-size-asian="10pt" style:font-size-complex="10pt"/>
    </style:style>
    <style:style style:name="T6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9" style:parent-style-name="DefaultParagraphFont" style:family="text">
      <style:text-properties fo:font-size="10pt" style:font-size-asian="10pt" style:font-size-complex="10pt"/>
    </style:style>
    <style:style style:name="T70" style:parent-style-name="DefaultParagraphFont" style:family="text">
      <style:text-properties fo:font-size="10pt" style:font-size-asian="10pt" style:font-size-complex="10pt"/>
    </style:style>
    <style:style style:name="T7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7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7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74" style:parent-style-name="DefaultParagraphFont" style:family="text">
      <style:text-properties fo:font-size="10pt" style:font-size-asian="10pt" style:font-size-complex="10pt"/>
    </style:style>
    <style:style style:name="T75" style:parent-style-name="DefaultParagraphFont" style:family="text">
      <style:text-properties fo:font-size="10pt" style:font-size-asian="10pt" style:font-size-complex="10pt"/>
    </style:style>
    <style:style style:name="T7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7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78" style:parent-style-name="DefaultParagraphFont" style:family="text">
      <style:text-properties fo:font-size="10pt" style:font-size-asian="10pt" style:font-size-complex="10pt"/>
    </style:style>
    <style:style style:name="T79" style:parent-style-name="DefaultParagraphFont" style:family="text">
      <style:text-properties fo:font-size="10pt" style:font-size-asian="10pt" style:font-size-complex="10pt"/>
    </style:style>
    <style:style style:name="T8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8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8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8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8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8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8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87" style:parent-style-name="Normal" style:family="paragraph">
      <style:paragraph-properties fo:break-before="page"/>
    </style:style>
    <style:style style:name="T88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fo:font-size="10pt" style:font-size-asian="10pt" style:font-size-complex="10pt"/>
    </style:style>
    <style:style style:name="T90" style:parent-style-name="DefaultParagraphFont" style:family="text">
      <style:text-properties fo:font-size="10pt" style:font-size-asian="10pt" style:font-size-complex="10pt"/>
    </style:style>
    <style:style style:name="T91" style:parent-style-name="DefaultParagraphFont" style:family="text">
      <style:text-properties fo:font-size="10pt" style:font-size-asian="10pt" style:font-size-complex="10pt"/>
    </style:style>
    <style:style style:name="T9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9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9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9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9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9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9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9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0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0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0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0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0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0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0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0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0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0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1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1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1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1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114" style:parent-style-name="Normal" style:family="paragraph">
      <style:paragraph-properties fo:break-before="page"/>
    </style:style>
    <style:style style:name="T115" style:parent-style-name="DefaultParagraphFont" style:family="text">
      <style:text-properties fo:font-size="10pt" style:font-size-asian="10pt" style:font-size-complex="10pt"/>
    </style:style>
    <style:style style:name="T116" style:parent-style-name="DefaultParagraphFont" style:family="text">
      <style:text-properties fo:font-size="10pt" style:font-size-asian="10pt" style:font-size-complex="10pt"/>
    </style:style>
    <style:style style:name="T117" style:parent-style-name="DefaultParagraphFont" style:family="text">
      <style:text-properties fo:font-size="10pt" style:font-size-asian="10pt" style:font-size-complex="10pt"/>
    </style:style>
    <style:style style:name="T11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1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2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2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2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2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2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2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2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2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2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2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3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3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3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3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3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3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3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3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3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139" style:parent-style-name="Normal" style:family="paragraph">
      <style:paragraph-properties fo:break-before="page"/>
    </style:style>
    <style:style style:name="T140" style:parent-style-name="DefaultParagraphFont" style:family="text">
      <style:text-properties fo:font-size="10pt" style:font-size-asian="10pt" style:font-size-complex="10pt"/>
    </style:style>
    <style:style style:name="T141" style:parent-style-name="DefaultParagraphFont" style:family="text">
      <style:text-properties fo:font-size="10pt" style:font-size-asian="10pt" style:font-size-complex="10pt"/>
    </style:style>
    <style:style style:name="T142" style:parent-style-name="DefaultParagraphFont" style:family="text">
      <style:text-properties fo:font-size="10pt" style:font-size-asian="10pt" style:font-size-complex="10pt"/>
    </style:style>
    <style:style style:name="T14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4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4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4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4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4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4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5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5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5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5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5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5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5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5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5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5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6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6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6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6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6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165" style:parent-style-name="Normal" style:family="paragraph">
      <style:paragraph-properties fo:break-before="page"/>
    </style:style>
    <style:style style:name="T166" style:parent-style-name="DefaultParagraphFont" style:family="text">
      <style:text-properties fo:font-size="10pt" style:font-size-asian="10pt" style:font-size-complex="10pt"/>
    </style:style>
    <style:style style:name="T167" style:parent-style-name="DefaultParagraphFont" style:family="text">
      <style:text-properties fo:font-size="10pt" style:font-size-asian="10pt" style:font-size-complex="10pt"/>
    </style:style>
    <style:style style:name="T168" style:parent-style-name="DefaultParagraphFont" style:family="text">
      <style:text-properties fo:font-size="10pt" style:font-size-asian="10pt" style:font-size-complex="10pt"/>
    </style:style>
    <style:style style:name="T16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7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7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7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7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7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7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7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7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7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7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8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8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8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8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8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8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8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8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8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8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190" style:parent-style-name="Normal" style:family="paragraph">
      <style:paragraph-properties fo:break-before="page"/>
    </style:style>
    <style:style style:name="T191" style:parent-style-name="DefaultParagraphFont" style:family="text">
      <style:text-properties fo:font-size="10pt" style:font-size-asian="10pt" style:font-size-complex="10pt"/>
    </style:style>
    <style:style style:name="T192" style:parent-style-name="DefaultParagraphFont" style:family="text">
      <style:text-properties fo:font-size="10pt" style:font-size-asian="10pt" style:font-size-complex="10pt"/>
    </style:style>
    <style:style style:name="T193" style:parent-style-name="DefaultParagraphFont" style:family="text">
      <style:text-properties fo:font-size="10pt" style:font-size-asian="10pt" style:font-size-complex="10pt"/>
    </style:style>
    <style:style style:name="T194" style:parent-style-name="DefaultParagraphFont" style:family="text">
      <style:text-properties fo:font-size="10pt" style:font-size-asian="10pt" style:font-size-complex="10pt"/>
    </style:style>
    <style:style style:name="T19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9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9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9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9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0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0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0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0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0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0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0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0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0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0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1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1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1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1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1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1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216" style:parent-style-name="Normal" style:family="paragraph">
      <style:paragraph-properties fo:break-before="page"/>
    </style:style>
    <style:style style:name="T217" style:parent-style-name="DefaultParagraphFont" style:family="text">
      <style:text-properties fo:font-size="10pt" style:font-size-asian="10pt" style:font-size-complex="10pt"/>
    </style:style>
    <style:style style:name="T218" style:parent-style-name="DefaultParagraphFont" style:family="text">
      <style:text-properties fo:font-size="10pt" style:font-size-asian="10pt" style:font-size-complex="10pt"/>
    </style:style>
    <style:style style:name="T219" style:parent-style-name="DefaultParagraphFont" style:family="text">
      <style:text-properties fo:font-size="10pt" style:font-size-asian="10pt" style:font-size-complex="10pt"/>
    </style:style>
    <style:style style:name="T22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2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2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2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2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2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2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2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2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2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3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3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3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3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3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3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3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3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3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3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4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4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242" style:parent-style-name="Normal" style:family="paragraph">
      <style:paragraph-properties fo:break-before="page"/>
    </style:style>
    <style:style style:name="T243" style:parent-style-name="DefaultParagraphFont" style:family="text">
      <style:text-properties fo:font-size="10pt" style:font-size-asian="10pt" style:font-size-complex="10pt"/>
    </style:style>
    <style:style style:name="T244" style:parent-style-name="DefaultParagraphFont" style:family="text">
      <style:text-properties fo:font-size="10pt" style:font-size-asian="10pt" style:font-size-complex="10pt"/>
    </style:style>
    <style:style style:name="T245" style:parent-style-name="DefaultParagraphFont" style:family="text">
      <style:text-properties fo:font-size="10pt" style:font-size-asian="10pt" style:font-size-complex="10pt"/>
    </style:style>
    <style:style style:name="T24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4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4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4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5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5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5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5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5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5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5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5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5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5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6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267" style:parent-style-name="Normal" style:family="paragraph">
      <style:paragraph-properties fo:break-before="page"/>
    </style:style>
    <style:style style:name="T268" style:parent-style-name="DefaultParagraphFont" style:family="text">
      <style:text-properties fo:font-size="10pt" style:font-size-asian="10pt" style:font-size-complex="10pt"/>
    </style:style>
    <style:style style:name="T269" style:parent-style-name="DefaultParagraphFont" style:family="text">
      <style:text-properties fo:font-size="10pt" style:font-size-asian="10pt" style:font-size-complex="10pt"/>
    </style:style>
    <style:style style:name="T270" style:parent-style-name="DefaultParagraphFont" style:family="text">
      <style:text-properties fo:font-size="10pt" style:font-size-asian="10pt" style:font-size-complex="10pt"/>
    </style:style>
    <style:style style:name="T27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7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8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8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8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8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8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8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8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8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8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8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9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9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9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293" style:parent-style-name="Normal" style:family="paragraph">
      <style:paragraph-properties fo:break-before="page"/>
    </style:style>
    <style:style style:name="T294" style:parent-style-name="DefaultParagraphFont" style:family="text">
      <style:text-properties fo:font-size="10pt" style:font-size-asian="10pt" style:font-size-complex="10pt"/>
    </style:style>
    <style:style style:name="T295" style:parent-style-name="DefaultParagraphFont" style:family="text">
      <style:text-properties fo:font-size="10pt" style:font-size-asian="10pt" style:font-size-complex="10pt"/>
    </style:style>
    <style:style style:name="T296" style:parent-style-name="DefaultParagraphFont" style:family="text">
      <style:text-properties fo:font-size="10pt" style:font-size-asian="10pt" style:font-size-complex="10pt"/>
    </style:style>
    <style:style style:name="T29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9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9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0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0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0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0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0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0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0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0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0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0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1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1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1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1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1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1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1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1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318" style:parent-style-name="Normal" style:family="paragraph">
      <style:paragraph-properties fo:break-before="page"/>
    </style:style>
    <style:style style:name="T319" style:parent-style-name="DefaultParagraphFont" style:family="text">
      <style:text-properties fo:font-size="10pt" style:font-size-asian="10pt" style:font-size-complex="10pt"/>
    </style:style>
    <style:style style:name="T320" style:parent-style-name="DefaultParagraphFont" style:family="text">
      <style:text-properties fo:font-size="10pt" style:font-size-asian="10pt" style:font-size-complex="10pt"/>
    </style:style>
    <style:style style:name="T321" style:parent-style-name="DefaultParagraphFont" style:family="text">
      <style:text-properties fo:font-size="10pt" style:font-size-asian="10pt" style:font-size-complex="10pt"/>
    </style:style>
    <style:style style:name="T32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2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2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2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2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2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2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2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3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3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3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3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3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3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3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3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3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3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4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4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4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4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344" style:parent-style-name="Normal" style:family="paragraph">
      <style:paragraph-properties fo:break-before="page"/>
    </style:style>
    <style:style style:name="T345" style:parent-style-name="DefaultParagraphFont" style:family="text">
      <style:text-properties fo:font-size="10pt" style:font-size-asian="10pt" style:font-size-complex="10pt"/>
    </style:style>
    <style:style style:name="T346" style:parent-style-name="DefaultParagraphFont" style:family="text">
      <style:text-properties fo:font-size="10pt" style:font-size-asian="10pt" style:font-size-complex="10pt"/>
    </style:style>
    <style:style style:name="T347" style:parent-style-name="DefaultParagraphFont" style:family="text">
      <style:text-properties fo:font-size="10pt" style:font-size-asian="10pt" style:font-size-complex="10pt"/>
    </style:style>
    <style:style style:name="T34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4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5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5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5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5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5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5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5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5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5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5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6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6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6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6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64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6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66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6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6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P369" style:parent-style-name="Normal" style:family="paragraph">
      <style:paragraph-properties fo:break-before="page"/>
    </style:style>
  </office:automatic-styles>
  <office:body>
    <office:text text:use-soft-page-breaks="true">
      <text:p text:style-name="P1"><text:span text:style-name="T2">Thursday, 4:40-5:30 : LSB-2</text:span><text:line-break/><text:span text:style-name="T3">NT: John / KT: Christine</text:span></text:p>
      <text:p text:style-name="Normal"><text:span text:style-name="T4">Syllabus:</text:span><text:line-break/><text:span text:style-name="T5">Week 1 (Thursday, March 5, 2015) - Unit 1 : Coral Reefs</text:span><text:line-break/><text:span text:style-name="T6">Weekly Reading</text:span><text:span text:style-name="T7"><text:line-break/></text:span><text:span text:style-name="T8"><text:s text:c="3"/>Speaking Tree Chapter 2: The Bermuda Triangle, 5 time(s)<text:s/></text:span><text:span text:style-name="T9"><text:line-break/></text:span><text:span text:style-name="T10">Weekly Listening</text:span><text:span text:style-name="T11"><text:line-break/></text:span><text:span text:style-name="T12"><text:s text:c="3"/>Speaking Tree Chapter 2: The Bermuda Triangle, 5 time(s)<text:s/></text:span><text:span text:style-name="T13"><text:line-break/></text:span><text:line-break/><text:span text:style-name="T14">Week 2 (Thursday, March 12, 2015) - Unit 2 : The Bermuda Triangle</text:span><text:line-break/><text:span text:style-name="T15">Weekly Reading</text:span><text:span text:style-name="T16"><text:line-break/></text:span><text:span text:style-name="T17"><text:s text:c="3"/>Speaking Tree Chapter 3: Life is Everywhere, 5 time(s)<text:s/></text:span><text:span text:style-name="T18"><text:line-break/></text:span><text:span text:style-name="T19">Weekly Listening</text:span><text:span text:style-name="T20"><text:line-break/></text:span><text:span text:style-name="T21"><text:s text:c="3"/>Speaking Tree Chapter 3: Life is E</text:span><text:span text:style-name="T22">verywhere, 5 time(s)<text:s/></text:span><text:span text:style-name="T23"><text:line-break/></text:span><text:line-break/><text:span text:style-name="T24">Week 3 (Thursday, March 19, 2015) - Unit 3 : Life is Everywhere</text:span><text:line-break/><text:span text:style-name="T25">Prepare Presentation #1</text:span><text:span text:style-name="T26"><text:line-break/></text:span><text:span text:style-name="T27"><text:s text:c="4"/></text:span><text:span text:style-name="T28"><text:line-break/></text:span><text:line-break/><text:span text:style-name="T29">Week 4 (Thursday, March 26, 2015) - Speaking Tree Topic Presentation</text:span><text:line-break/><text:span text:style-name="T30">Weekly Reading</text:span><text:span text:style-name="T31"><text:line-break/></text:span><text:span text:style-name="T32"><text:s text:c="3"/>Speaking Tree Chapter 4: The Little Black Lady Who S</text:span><text:span text:style-name="T33">aid No, 5 time(s)<text:s/></text:span><text:span text:style-name="T34"><text:line-break/></text:span><text:span text:style-name="T35">Weekly Listening</text:span><text:span text:style-name="T36"><text:line-break/></text:span><text:span text:style-name="T37"><text:s text:c="3"/>Speaking Tree Chapter 4: The Little Black Lady Who Said No, 5 time(s)<text:s/></text:span><text:span text:style-name="T38"><text:line-break/></text:span><text:line-break/><text:span text:style-name="T39">Week 5 (Thursday, April 2, 2015) - Unit 4 : The Little Black Lady Who Said No</text:span><text:line-break/><text:span text:style-name="T40">Weekly Reading</text:span><text:span text:style-name="T41"><text:line-break/></text:span><text:span text:style-name="T42"><text:s text:c="3"/>Speaking Tree Chapter 5: Racing Cheese, 5 time(s)</text:span><text:span text:style-name="T43"><text:s/></text:span><text:span text:style-name="T44"><text:line-break/></text:span><text:span text:style-name="T45">Weekly Listening</text:span><text:span text:style-name="T46"><text:line-break/></text:span><text:span text:style-name="T47"><text:s text:c="3"/>Speaking Tree Chapter 5: Racing Cheese, 5 time(s)<text:s/></text:span><text:span text:style-name="T48"><text:line-break/></text:span><text:line-break/><text:span text:style-name="T49">Week 6 (Thursday, April 9, 2015) - Unit 5 : Racing Cheese</text:span><text:line-break/><text:span text:style-name="T50">Weekly Reading</text:span><text:span text:style-name="T51"><text:line-break/></text:span><text:span text:style-name="T52"><text:s text:c="3"/>Speaking Tree Chapter 6: Chameleon Rock, 5 time(s)<text:s/></text:span><text:span text:style-name="T53"><text:line-break/></text:span><text:span text:style-name="T54">Weekly Listening</text:span><text:span text:style-name="T55"><text:line-break/></text:span><text:span text:style-name="T56"><text:s text:c="3"/>Speaking Tree Chapter 6: Chameleon</text:span><text:span text:style-name="T57"><text:s/>Rock, 5 time(s)<text:s/></text:span><text:span text:style-name="T58"><text:line-break/></text:span><text:line-break/><text:span text:style-name="T59">Week 7 (Thursday, April 16, 2015) - Unit 6 : Chameleon Rock</text:span><text:line-break/><text:span text:style-name="T60">Prepare Presentation #2</text:span><text:span text:style-name="T61"><text:line-break/></text:span><text:span text:style-name="T62"><text:s text:c="4"/></text:span><text:span text:style-name="T63"><text:line-break/></text:span><text:line-break/><text:span text:style-name="T64">Week 8 (Thursday, April 23, 2015) - Free Topic Presentation</text:span><text:line-break/><text:span text:style-name="T65">Weekly Reading</text:span><text:span text:style-name="T66"><text:line-break/></text:span><text:span text:style-name="T67"><text:s text:c="3"/>Speaking Tree Chapter 7: Gloves for Ears, 5 time(s)<text:s/></text:span><text:span text:style-name="T68"><text:line-break/></text:span><text:span text:style-name="T69">Weekly Listening</text:span><text:span text:style-name="T70"><text:line-break/></text:span><text:span text:style-name="T71"><text:s text:c="3"/>Speaking Tree Chapter 7: Gloves for Ears, 5 time(s)<text:s/></text:span><text:span text:style-name="T72"><text:line-break/></text:span><text:line-break/><text:span text:style-name="T73">Week 9 (Thursday, April 30, 2015) - Unit 7 : Gloves for Ears</text:span><text:line-break/><text:span text:style-name="T74">Weekly Reading</text:span><text:span text:style-name="T75"><text:line-break/></text:span><text:span text:style-name="T76"><text:s text:c="3"/>Speaking Tree Chapter 8: The Fingers of God, 5 time(s)<text:s/></text:span><text:span text:style-name="T77"><text:line-break/></text:span><text:span text:style-name="T78">Weekly Listening</text:span><text:span text:style-name="T79"><text:line-break/></text:span><text:span text:style-name="T80"><text:s text:c="3"/>Speaking Tree Chapter 8: The Fingers of God</text:span><text:span text:style-name="T81">, 5 time(s)<text:s/></text:span><text:span text:style-name="T82"><text:line-break/></text:span><text:line-break/><text:span text:style-name="T83">Week 10 (Thursday, May 7, 2015) - Unit 8 : The Fingers of God</text:span><text:line-break/><text:line-break/><text:span text:style-name="T84">Week 11 (Thursday, May 14, 2015) -<text:s/></text:span><text:line-break/><text:line-break/><text:span text:style-name="T85">Week 12 (Thursday, May 21, 2015) -<text:s/></text:span><text:line-break/><text:line-break/><text:span text:style-name="T86">Week 13 (Thursday, May 28, 2015) -<text:s/></text:span><text:line-break/><text:line-break/><text:line-break/></text:p>
      <text:p text:style-name="P87"/>
      <text:p text:style-name="Normal"><text:span text:style-name="T88">Students:</text:span><text:line-break/></text:p>
      <text:p text:style-name="Normal"><text:span text:style-name="T89">Eddie (</text:span><text:span text:style-name="T90">강성은</text:span><text:span text:style-name="T91">)</text:span><text:line-break/><text:span text:style-name="T92">□ <text:s text:c="2"/>Weekly Reading (1) <text:s text:c="4"/>□ <text:s text:c="2"/>Weekly Lis</text:span><text:span text:style-name="T93">tening (1) <text:s text:c="2"/>□ <text:s text:c="2"/>Weekly Reading (2)</text:span><text:span text:style-name="T94"><text:line-break/>□ <text:s text:c="2"/>Weekly Listening (1) <text:s text:c="2"/>□ <text:s text:c="2"/>Weekly Reading (2) <text:s text:c="4"/>□ <text:s text:c="2"/>Weekly Listening (2)</text:span><text:span text:style-name="T95"><text:line-break/>□ <text:s text:c="2"/>Weekly Reading (2) <text:s text:c="4"/>□ <text:s text:c="2"/>Weekly Listening (2) <text:s text:c="2"/>□ <text:s text:c="2"/>Prepare Presentation #1</text:span><text:span text:style-name="T96"><text:line-break/>□ <text:s text:c="2"/>Weekly Listening (2) <text:s text:c="2"/>□ <text:s text:c="2"/>Prepare Presentation #1□ <text:s text:c="2"/>W</text:span><text:span text:style-name="T97">eekly Reading (4)</text:span><text:span text:style-name="T98"><text:line-break/>□ <text:s text:c="2"/>Prepare Presentation #1□ <text:s text:c="2"/>Weekly Reading (4) <text:s text:c="4"/>□ <text:s text:c="2"/>Weekly Listening (4)</text:span><text:span text:style-name="T99"><text:line-break/>□ <text:s text:c="2"/>Weekly Reading (4) <text:s text:c="4"/>□ <text:s text:c="2"/>Weekly Listening (4) <text:s text:c="2"/>□ <text:s text:c="2"/>Weekly Reading (5)</text:span><text:span text:style-name="T100"><text:line-break/>□ <text:s text:c="2"/>Weekly Listening (4) <text:s text:c="2"/>□ <text:s text:c="2"/>Weekly Reading (5) <text:s text:c="4"/>□ <text:s text:c="2"/>Weekly Listening (5)</text:span><text:span text:style-name="T101"><text:line-break/>□ <text:s/></text:span><text:span text:style-name="T102"><text:s/>Weekly Reading (5) <text:s text:c="4"/>□ <text:s text:c="2"/>Weekly Listening (5) <text:s text:c="2"/>□ <text:s text:c="2"/>Weekly Reading (6)</text:span><text:span text:style-name="T103"><text:line-break/>□ <text:s text:c="2"/>Weekly Listening (5) <text:s text:c="2"/>□ <text:s text:c="2"/>Weekly Reading (6) <text:s text:c="4"/>□ <text:s text:c="2"/>Weekly Listening (6)</text:span><text:span text:style-name="T104"><text:line-break/>□ <text:s text:c="2"/>Weekly Reading (6) <text:s text:c="4"/>□ <text:s text:c="2"/>Weekly Listening (6) <text:s text:c="2"/>□ <text:s text:c="2"/>Prepare Presentation #2</text:span><text:span text:style-name="T105"><text:line-break/>□ <text:s text:c="2"/>Weekly Listening<text:s/></text:span><text:span text:style-name="T106">(6) <text:s text:c="2"/>□ <text:s text:c="2"/>Prepare Presentation #2□ <text:s text:c="2"/>Weekly Reading (8)</text:span><text:span text:style-name="T107"><text:line-break/>□ <text:s text:c="2"/>Prepare Presentation #2□ <text:s text:c="2"/>Weekly Reading (8) <text:s text:c="4"/>□ <text:s text:c="2"/>Weekly Listening (8)</text:span><text:span text:style-name="T108"><text:line-break/>□ <text:s text:c="2"/>Weekly Reading (8) <text:s text:c="4"/>□ <text:s text:c="2"/>Weekly Listening (8) <text:s text:c="2"/>□ <text:s text:c="2"/>Weekly Reading (9)</text:span><text:span text:style-name="T109"><text:line-break/>□ <text:s text:c="2"/>Weekly Listening (8) <text:s text:c="2"/>□ <text:s text:c="2"/>Weekly Readin</text:span><text:span text:style-name="T110">g (9) <text:s text:c="4"/>□ <text:s text:c="2"/>Weekly Listening (9)</text:span><text:span text:style-name="T111"><text:line-break/>□ <text:s text:c="2"/>Weekly Reading (9)</text:span><text:span text:style-name="T112"><text:line-break/>□ <text:s text:c="2"/>Weekly Listening (9)</text:span><text:span text:style-name="T113"><text:line-break/></text:span><text:line-break/></text:p>
      <text:p text:style-name="P114"/>
      <text:p text:style-name="Normal"><text:span text:style-name="T115">Jack (</text:span><text:span text:style-name="T116">김동한</text:span><text:span text:style-name="T117">)</text:span><text:line-break/><text:span text:style-name="T118">□ <text:s text:c="2"/>Weekly Reading (1) <text:s text:c="4"/>□ <text:s text:c="2"/>Weekly Listening (1) <text:s text:c="2"/>□ <text:s text:c="2"/>Weekly Reading (2)</text:span><text:span text:style-name="T119"><text:line-break/>□ <text:s text:c="2"/>Weekly Listening (1) <text:s text:c="2"/>□ <text:s text:c="2"/>Weekly Reading (2) <text:s text:c="4"/>□ <text:s text:c="2"/>Weekly Listening (2)</text:span><text:span text:style-name="T120"><text:line-break/>□<text:s/></text:span><text:span text:style-name="T121"><text:s text:c="2"/>Weekly Reading (2) <text:s text:c="4"/>□ <text:s text:c="2"/>Weekly Listening (2) <text:s text:c="2"/>□ <text:s text:c="2"/>Prepare Presentation #1</text:span><text:span text:style-name="T122"><text:line-break/>□ <text:s text:c="2"/>Weekly Listening (2) <text:s text:c="2"/>□ <text:s text:c="2"/>Prepare Presentation #1□ <text:s text:c="2"/>Weekly Reading (4)</text:span><text:span text:style-name="T123"><text:line-break/>□ <text:s text:c="2"/>Prepare Presentation #1□ <text:s text:c="2"/>Weekly Reading (4) <text:s text:c="4"/>□ <text:s text:c="2"/>Weekly Listening (4)</text:span><text:span text:style-name="T124"><text:line-break/>□ <text:s text:c="2"/>Weekly Reading (</text:span><text:span text:style-name="T125">4) <text:s text:c="4"/>□ <text:s text:c="2"/>Weekly Listening (4) <text:s text:c="2"/>□ <text:s text:c="2"/>Weekly Reading (5)</text:span><text:span text:style-name="T126"><text:line-break/>□ <text:s text:c="2"/>Weekly Listening (4) <text:s text:c="2"/>□ <text:s text:c="2"/>Weekly Reading (5) <text:s text:c="4"/>□ <text:s text:c="2"/>Weekly Listening (5)</text:span><text:span text:style-name="T127"><text:line-break/>□ <text:s text:c="2"/>Weekly Reading (5) <text:s text:c="4"/>□ <text:s text:c="2"/>Weekly Listening (5) <text:s text:c="2"/>□ <text:s text:c="2"/>Weekly Reading (6)</text:span><text:span text:style-name="T128"><text:line-break/>□ <text:s text:c="2"/>Weekly Listening (5) <text:s text:c="2"/>□ <text:s text:c="2"/>Weekly Readi</text:span><text:span text:style-name="T129">ng (6) <text:s text:c="4"/>□ <text:s text:c="2"/>Weekly Listening (6)</text:span><text:span text:style-name="T130"><text:line-break/>□ <text:s text:c="2"/>Weekly Reading (6) <text:s text:c="4"/>□ <text:s text:c="2"/>Weekly Listening (6) <text:s text:c="2"/>□ <text:s text:c="2"/>Prepare Presentation #2</text:span><text:span text:style-name="T131"><text:line-break/>□ <text:s text:c="2"/>Weekly Listening (6) <text:s text:c="2"/>□ <text:s text:c="2"/>Prepare Presentation #2□ <text:s text:c="2"/>Weekly Reading (8)</text:span><text:span text:style-name="T132"><text:line-break/>□ <text:s text:c="2"/>Prepare Presentation #2□ <text:s text:c="2"/>Weekly Reading (8) <text:s text:c="4"/>□ <text:s text:c="2"/>Wee</text:span><text:span text:style-name="T133">kly Listening (8)</text:span><text:span text:style-name="T134"><text:line-break/>□ <text:s text:c="2"/>Weekly Reading (8) <text:s text:c="4"/>□ <text:s text:c="2"/>Weekly Listening (8) <text:s text:c="2"/>□ <text:s text:c="2"/>Weekly Reading (9)</text:span><text:span text:style-name="T135"><text:line-break/>□ <text:s text:c="2"/>Weekly Listening (8) <text:s text:c="2"/>□ <text:s text:c="2"/>Weekly Reading (9) <text:s text:c="4"/>□ <text:s text:c="2"/>Weekly Listening (9)</text:span><text:span text:style-name="T136"><text:line-break/>□ <text:s text:c="2"/>Weekly Reading (9)</text:span><text:span text:style-name="T137"><text:line-break/>□ <text:s text:c="2"/>Weekly Listening (9)</text:span><text:span text:style-name="T138"><text:line-break/></text:span><text:line-break/></text:p>
      <text:p text:style-name="P139"/>
      <text:p text:style-name="Normal"><text:span text:style-name="T140">Pauline (</text:span><text:span text:style-name="T141">김민채</text:span><text:span text:style-name="T142">)</text:span><text:line-break/><text:span text:style-name="T143">□ <text:s text:c="2"/>Weekly Readi</text:span><text:span text:style-name="T144">ng (1) <text:s text:c="4"/>□ <text:s text:c="2"/>Weekly Listening (1) <text:s text:c="2"/>□ <text:s text:c="2"/>Weekly Reading (2)</text:span><text:span text:style-name="T145"><text:line-break/>□ <text:s text:c="2"/>Weekly Listening (1) <text:s text:c="2"/>□ <text:s text:c="2"/>Weekly Reading (2) <text:s text:c="4"/>□ <text:s text:c="2"/>Weekly Listening (2)</text:span><text:span text:style-name="T146"><text:line-break/>□ <text:s text:c="2"/>Weekly Reading (2) <text:s text:c="4"/>□ <text:s text:c="2"/>Weekly Listening (2) <text:s text:c="2"/>□ <text:s text:c="2"/>Prepare Presentation #1</text:span><text:span text:style-name="T147"><text:line-break/>□ <text:s text:c="2"/>Weekly Listening (2) <text:s text:c="2"/>□ <text:s text:c="2"/>Pre</text:span><text:span text:style-name="T148">pare Presentation #1□ <text:s text:c="2"/>Weekly Reading (4)</text:span><text:span text:style-name="T149"><text:line-break/>□ <text:s text:c="2"/>Prepare Presentation #1□ <text:s text:c="2"/>Weekly Reading (4) <text:s text:c="4"/>□ <text:s text:c="2"/>Weekly Listening (4)</text:span><text:span text:style-name="T150"><text:line-break/>□ <text:s text:c="2"/>Weekly Reading (4) <text:s text:c="4"/>□ <text:s text:c="2"/>Weekly Listening (4) <text:s text:c="2"/>□ <text:s text:c="2"/>Weekly Reading (5)</text:span><text:span text:style-name="T151"><text:line-break/>□ <text:s text:c="2"/>Weekly Listening (4) <text:s text:c="2"/>□ <text:s text:c="2"/>Weekly Reading (5) <text:s text:c="4"/>□ <text:s/></text:span><text:span text:style-name="T152"><text:s/>Weekly Listening (5)</text:span><text:span text:style-name="T153"><text:line-break/>□ <text:s text:c="2"/>Weekly Reading (5) <text:s text:c="4"/>□ <text:s text:c="2"/>Weekly Listening (5) <text:s text:c="2"/>□ <text:s text:c="2"/>Weekly Reading (6)</text:span><text:span text:style-name="T154"><text:line-break/>□ <text:s text:c="2"/>Weekly Listening (5) <text:s text:c="2"/>□ <text:s text:c="2"/>Weekly Reading (6) <text:s text:c="4"/>□ <text:s text:c="2"/>Weekly Listening (6)</text:span><text:span text:style-name="T155"><text:line-break/>□ <text:s text:c="2"/>Weekly Reading (6) <text:s text:c="4"/>□ <text:s text:c="2"/>Weekly Listening (6) <text:s text:c="2"/>□ <text:s text:c="2"/>Prepare Presentation</text:span><text:span text:style-name="T156"><text:s/>#2</text:span><text:span text:style-name="T157"><text:line-break/>□ <text:s text:c="2"/>Weekly Listening (6) <text:s text:c="2"/>□ <text:s text:c="2"/>Prepare Presentation #2□ <text:s text:c="2"/>Weekly Reading (8)</text:span><text:span text:style-name="T158"><text:line-break/>□ <text:s text:c="2"/>Prepare Presentation #2□ <text:s text:c="2"/>Weekly Reading (8) <text:s text:c="4"/>□ <text:s text:c="2"/>Weekly Listening (8)</text:span><text:span text:style-name="T159"><text:line-break/>□ <text:s text:c="2"/>Weekly Reading (8) <text:s text:c="4"/>□ <text:s text:c="2"/>Weekly Listening (8) <text:s text:c="2"/>□ <text:s text:c="2"/>Weekly Reading (9)</text:span><text:span text:style-name="T160"><text:line-break/>□ <text:s text:c="2"/>Weekly Listenin</text:span><text:span text:style-name="T161">g (8) <text:s text:c="2"/>□ <text:s text:c="2"/>Weekly Reading (9) <text:s text:c="4"/>□ <text:s text:c="2"/>Weekly Listening (9)</text:span><text:span text:style-name="T162"><text:line-break/>□ <text:s text:c="2"/>Weekly Reading (9)</text:span><text:span text:style-name="T163"><text:line-break/>□ <text:s text:c="2"/>Weekly Listening (9)</text:span><text:span text:style-name="T164"><text:line-break/></text:span><text:line-break/></text:p>
      <text:p text:style-name="P165"/>
      <text:p text:style-name="Normal"><text:span text:style-name="T166">Angela (</text:span><text:span text:style-name="T167">박서현</text:span><text:span text:style-name="T168">)</text:span><text:line-break/><text:span text:style-name="T169">□ <text:s text:c="2"/>Weekly Reading (1) <text:s text:c="4"/>□ <text:s text:c="2"/>Weekly Listening (1) <text:s text:c="2"/>□ <text:s text:c="2"/>Weekly Reading (2)</text:span><text:span text:style-name="T170"><text:line-break/>□ <text:s text:c="2"/>Weekly Listening (1) <text:s text:c="2"/>□ <text:s text:c="2"/>Weekly Reading (2) <text:s text:c="4"/></text:span><text:span text:style-name="T171">□ <text:s text:c="2"/>Weekly Listening (2)</text:span><text:span text:style-name="T172"><text:line-break/>□ <text:s text:c="2"/>Weekly Reading (2) <text:s text:c="4"/>□ <text:s text:c="2"/>Weekly Listening (2) <text:s text:c="2"/>□ <text:s text:c="2"/>Prepare Presentation #1</text:span><text:span text:style-name="T173"><text:line-break/>□ <text:s text:c="2"/>Weekly Listening (2) <text:s text:c="2"/>□ <text:s text:c="2"/>Prepare Presentation #1□ <text:s text:c="2"/>Weekly Reading (4)</text:span><text:span text:style-name="T174"><text:line-break/>□ <text:s text:c="2"/>Prepare Presentation #1□ <text:s text:c="2"/>Weekly Reading (4) <text:s text:c="4"/>□ <text:s text:c="2"/>Weekly Listeni</text:span><text:span text:style-name="T175">ng (4)</text:span><text:span text:style-name="T176"><text:line-break/>□ <text:s text:c="2"/>Weekly Reading (4) <text:s text:c="4"/>□ <text:s text:c="2"/>Weekly Listening (4) <text:s text:c="2"/>□ <text:s text:c="2"/>Weekly Reading (5)</text:span><text:span text:style-name="T177"><text:line-break/>□ <text:s text:c="2"/>Weekly Listening (4) <text:s text:c="2"/>□ <text:s text:c="2"/>Weekly Reading (5) <text:s text:c="4"/>□ <text:s text:c="2"/>Weekly Listening (5)</text:span><text:span text:style-name="T178"><text:line-break/>□ <text:s text:c="2"/>Weekly Reading (5) <text:s text:c="4"/>□ <text:s text:c="2"/>Weekly Listening (5) <text:s text:c="2"/>□ <text:s text:c="2"/>Weekly Reading (6)</text:span><text:span text:style-name="T179"><text:line-break/>□ <text:s text:c="2"/>Weekly Liste</text:span><text:span text:style-name="T180">ning (5) <text:s text:c="2"/>□ <text:s text:c="2"/>Weekly Reading (6) <text:s text:c="4"/>□ <text:s text:c="2"/>Weekly Listening (6)</text:span><text:span text:style-name="T181"><text:line-break/>□ <text:s text:c="2"/>Weekly Reading (6) <text:s text:c="4"/>□ <text:s text:c="2"/>Weekly Listening (6) <text:s text:c="2"/>□ <text:s text:c="2"/>Prepare Presentation #2</text:span><text:span text:style-name="T182"><text:line-break/>□ <text:s text:c="2"/>Weekly Listening (6) <text:s text:c="2"/>□ <text:s text:c="2"/>Prepare Presentation #2□ <text:s text:c="2"/>Weekly Reading (8)</text:span><text:span text:style-name="T183"><text:line-break/>□ <text:s text:c="2"/>Prepare Presentation #2□ <text:s text:c="2"/>Wee</text:span><text:span text:style-name="T184">kly Reading (8) <text:s text:c="4"/>□ <text:s text:c="2"/>Weekly Listening (8)</text:span><text:span text:style-name="T185"><text:line-break/>□ <text:s text:c="2"/>Weekly Reading (8) <text:s text:c="4"/>□ <text:s text:c="2"/>Weekly Listening (8) <text:s text:c="2"/>□ <text:s text:c="2"/>Weekly Reading (9)</text:span><text:span text:style-name="T186"><text:line-break/>□ <text:s text:c="2"/>Weekly Listening (8) <text:s text:c="2"/>□ <text:s text:c="2"/>Weekly Reading (9) <text:s text:c="4"/>□ <text:s text:c="2"/>Weekly Listening (9)</text:span><text:span text:style-name="T187"><text:line-break/>□ <text:s text:c="2"/>Weekly Reading (9)</text:span><text:span text:style-name="T188"><text:line-break/>□ <text:s text:c="2"/>Weekly Listening (9)</text:span><text:span text:style-name="T189"><text:line-break/></text:span><text:line-break/></text:p>
      <text:p text:style-name="P190"/>
      <text:p text:style-name="Normal"><text:span text:style-name="T191">Jam</text:span><text:span text:style-name="T192">es (</text:span><text:span text:style-name="T193">박준혁</text:span><text:span text:style-name="T194">)</text:span><text:line-break/><text:span text:style-name="T195">□ <text:s text:c="2"/>Weekly Reading (1) <text:s text:c="4"/>□ <text:s text:c="2"/>Weekly Listening (1) <text:s text:c="2"/>□ <text:s text:c="2"/>Weekly Reading (2)</text:span><text:span text:style-name="T196"><text:line-break/>□ <text:s text:c="2"/>Weekly Listening (1) <text:s text:c="2"/>□ <text:s text:c="2"/>Weekly Reading (2) <text:s text:c="4"/>□ <text:s text:c="2"/>Weekly Listening (2)</text:span><text:span text:style-name="T197"><text:line-break/>□ <text:s text:c="2"/>Weekly Reading (2) <text:s text:c="4"/>□ <text:s text:c="2"/>Weekly Listening (2) <text:s text:c="2"/>□ <text:s text:c="2"/>Prepare Presentation #1</text:span><text:span text:style-name="T198"><text:line-break/>□ <text:s text:c="2"/>Weekl</text:span><text:span text:style-name="T199">y Listening (2) <text:s text:c="2"/>□ <text:s text:c="2"/>Prepare Presentation #1□ <text:s text:c="2"/>Weekly Reading (4)</text:span><text:span text:style-name="T200"><text:line-break/>□ <text:s text:c="2"/>Prepare Presentation #1□ <text:s text:c="2"/>Weekly Reading (4) <text:s text:c="4"/>□ <text:s text:c="2"/>Weekly Listening (4)</text:span><text:span text:style-name="T201"><text:line-break/>□ <text:s text:c="2"/>Weekly Reading (4) <text:s text:c="4"/>□ <text:s text:c="2"/>Weekly Listening (4) <text:s text:c="2"/>□ <text:s text:c="2"/>Weekly Reading (5)</text:span><text:span text:style-name="T202"><text:line-break/>□ <text:s text:c="2"/>Weekly Listening (4) <text:s text:c="2"/>□ <text:s text:c="2"/>W</text:span><text:span text:style-name="T203">eekly Reading (5) <text:s text:c="4"/>□ <text:s text:c="2"/>Weekly Listening (5)</text:span><text:span text:style-name="T204"><text:line-break/>□ <text:s text:c="2"/>Weekly Reading (5) <text:s text:c="4"/>□ <text:s text:c="2"/>Weekly Listening (5) <text:s text:c="2"/>□ <text:s text:c="2"/>Weekly Reading (6)</text:span><text:span text:style-name="T205"><text:line-break/>□ <text:s text:c="2"/>Weekly Listening (5) <text:s text:c="2"/>□ <text:s text:c="2"/>Weekly Reading (6) <text:s text:c="4"/>□ <text:s text:c="2"/>Weekly Listening (6)</text:span><text:span text:style-name="T206"><text:line-break/>□ <text:s text:c="2"/>Weekly Reading (6) <text:s text:c="4"/>□ <text:s text:c="2"/>Weekly Listening (6) <text:s/></text:span><text:span text:style-name="T207"><text:s/>□ <text:s text:c="2"/>Prepare Presentation #2</text:span><text:span text:style-name="T208"><text:line-break/>□ <text:s text:c="2"/>Weekly Listening (6) <text:s text:c="2"/>□ <text:s text:c="2"/>Prepare Presentation #2□ <text:s text:c="2"/>Weekly Reading (8)</text:span><text:span text:style-name="T209"><text:line-break/>□ <text:s text:c="2"/>Prepare Presentation #2□ <text:s text:c="2"/>Weekly Reading (8) <text:s text:c="4"/>□ <text:s text:c="2"/>Weekly Listening (8)</text:span><text:span text:style-name="T210"><text:line-break/>□ <text:s text:c="2"/>Weekly Reading (8) <text:s text:c="4"/>□ <text:s text:c="2"/>Weekly Listening (8) <text:s text:c="2"/>□ <text:s text:c="2"/>Weekly Readin</text:span><text:span text:style-name="T211">g (9)</text:span><text:span text:style-name="T212"><text:line-break/>□ <text:s text:c="2"/>Weekly Listening (8) <text:s text:c="2"/>□ <text:s text:c="2"/>Weekly Reading (9) <text:s text:c="4"/>□ <text:s text:c="2"/>Weekly Listening (9)</text:span><text:span text:style-name="T213"><text:line-break/>□ <text:s text:c="2"/>Weekly Reading (9)</text:span><text:span text:style-name="T214"><text:line-break/>□ <text:s text:c="2"/>Weekly Listening (9)</text:span><text:span text:style-name="T215"><text:line-break/></text:span><text:line-break/></text:p>
      <text:p text:style-name="P216"/>
      <text:p text:style-name="Normal"><text:span text:style-name="T217">Helena (</text:span><text:span text:style-name="T218">박희원</text:span><text:span text:style-name="T219">)</text:span><text:line-break/><text:span text:style-name="T220">□ <text:s text:c="2"/>Weekly Reading (1) <text:s text:c="4"/>□ <text:s text:c="2"/>Weekly Listening (1) <text:s text:c="2"/>□ <text:s text:c="2"/>Weekly Reading (2)</text:span><text:span text:style-name="T221"><text:line-break/>□ <text:s text:c="2"/>Weekly Listening (1) <text:s text:c="2"/>□<text:s/></text:span><text:span text:style-name="T222"><text:s text:c="2"/>Weekly Reading (2) <text:s text:c="4"/>□ <text:s text:c="2"/>Weekly Listening (2)</text:span><text:span text:style-name="T223"><text:line-break/>□ <text:s text:c="2"/>Weekly Reading (2) <text:s text:c="4"/>□ <text:s text:c="2"/>Weekly Listening (2) <text:s text:c="2"/>□ <text:s text:c="2"/>Prepare Presentation #1</text:span><text:span text:style-name="T224"><text:line-break/>□ <text:s text:c="2"/>Weekly Listening (2) <text:s text:c="2"/>□ <text:s text:c="2"/>Prepare Presentation #1□ <text:s text:c="2"/>Weekly Reading (4)</text:span><text:span text:style-name="T225"><text:line-break/>□ <text:s text:c="2"/>Prepare Presentation #1□ <text:s text:c="2"/>Weekly Reading (</text:span><text:span text:style-name="T226">4) <text:s text:c="4"/>□ <text:s text:c="2"/>Weekly Listening (4)</text:span><text:span text:style-name="T227"><text:line-break/>□ <text:s text:c="2"/>Weekly Reading (4) <text:s text:c="4"/>□ <text:s text:c="2"/>Weekly Listening (4) <text:s text:c="2"/>□ <text:s text:c="2"/>Weekly Reading (5)</text:span><text:span text:style-name="T228"><text:line-break/>□ <text:s text:c="2"/>Weekly Listening (4) <text:s text:c="2"/>□ <text:s text:c="2"/>Weekly Reading (5) <text:s text:c="4"/>□ <text:s text:c="2"/>Weekly Listening (5)</text:span><text:span text:style-name="T229"><text:line-break/>□ <text:s text:c="2"/>Weekly Reading (5) <text:s text:c="4"/>□ <text:s text:c="2"/>Weekly Listening (5) <text:s text:c="2"/>□ <text:s text:c="2"/>Weekly Rea</text:span><text:span text:style-name="T230">ding (6)</text:span><text:span text:style-name="T231"><text:line-break/>□ <text:s text:c="2"/>Weekly Listening (5) <text:s text:c="2"/>□ <text:s text:c="2"/>Weekly Reading (6) <text:s text:c="4"/>□ <text:s text:c="2"/>Weekly Listening (6)</text:span><text:span text:style-name="T232"><text:line-break/>□ <text:s text:c="2"/>Weekly Reading (6) <text:s text:c="4"/>□ <text:s text:c="2"/>Weekly Listening (6) <text:s text:c="2"/>□ <text:s text:c="2"/>Prepare Presentation #2</text:span><text:span text:style-name="T233"><text:line-break/>□ <text:s text:c="2"/>Weekly Listening (6) <text:s text:c="2"/>□ <text:s text:c="2"/>Prepare Presentation #2□ <text:s text:c="2"/>Weekly Reading (8)</text:span><text:span text:style-name="T234"><text:line-break/>□ <text:s text:c="2"/>Prepa</text:span><text:span text:style-name="T235">re Presentation #2□ <text:s text:c="2"/>Weekly Reading (8) <text:s text:c="4"/>□ <text:s text:c="2"/>Weekly Listening (8)</text:span><text:span text:style-name="T236"><text:line-break/>□ <text:s text:c="2"/>Weekly Reading (8) <text:s text:c="4"/>□ <text:s text:c="2"/>Weekly Listening (8) <text:s text:c="2"/>□ <text:s text:c="2"/>Weekly Reading (9)</text:span><text:span text:style-name="T237"><text:line-break/>□ <text:s text:c="2"/>Weekly Listening (8) <text:s text:c="2"/>□ <text:s text:c="2"/>Weekly Reading (9) <text:s text:c="4"/>□ <text:s text:c="2"/>Weekly Listening (9)</text:span><text:span text:style-name="T238"><text:line-break/>□ <text:s text:c="2"/>Weekly Reading (9)</text:span><text:span text:style-name="T239"><text:line-break/>□ <text:s text:c="2"/>Wee</text:span><text:span text:style-name="T240">kly Listening (9)</text:span><text:span text:style-name="T241"><text:line-break/></text:span><text:line-break/></text:p>
      <text:p text:style-name="P242"/>
      <text:p text:style-name="Normal"><text:span text:style-name="T243">Ann (</text:span><text:span text:style-name="T244">양정현</text:span><text:span text:style-name="T245">)</text:span><text:line-break/><text:span text:style-name="T246">□ <text:s text:c="2"/>Weekly Reading (1) <text:s text:c="4"/>□ <text:s text:c="2"/>Weekly Listening (1) <text:s text:c="2"/>□ <text:s text:c="2"/>Weekly Reading (2)</text:span><text:span text:style-name="T247"><text:line-break/>□ <text:s text:c="2"/>Weekly Listening (1) <text:s text:c="2"/>□ <text:s text:c="2"/>Weekly Reading (2) <text:s text:c="4"/>□ <text:s text:c="2"/>Weekly Listening (2)</text:span><text:span text:style-name="T248"><text:line-break/>□ <text:s text:c="2"/>Weekly Reading (2) <text:s text:c="4"/>□ <text:s text:c="2"/>Weekly Listening (2) <text:s text:c="2"/>□ <text:s text:c="2"/>Prepare Pr</text:span><text:span text:style-name="T249">esentation #1</text:span><text:span text:style-name="T250"><text:line-break/>□ <text:s text:c="2"/>Weekly Listening (2) <text:s text:c="2"/>□ <text:s text:c="2"/>Prepare Presentation #1□ <text:s text:c="2"/>Weekly Reading (4)</text:span><text:span text:style-name="T251"><text:line-break/>□ <text:s text:c="2"/>Prepare Presentation #1□ <text:s text:c="2"/>Weekly Reading (4) <text:s text:c="4"/>□ <text:s text:c="2"/>Weekly Listening (4)</text:span><text:span text:style-name="T252"><text:line-break/>□ <text:s text:c="2"/>Weekly Reading (4) <text:s text:c="4"/>□ <text:s text:c="2"/>Weekly Listening (4) <text:s text:c="2"/>□ <text:s text:c="2"/>Weekly Reading (5)</text:span><text:span text:style-name="T253"><text:line-break/>□ <text:s text:c="2"/>Weekl</text:span><text:span text:style-name="T254">y Listening (4) <text:s text:c="2"/>□ <text:s text:c="2"/>Weekly Reading (5) <text:s text:c="4"/>□ <text:s text:c="2"/>Weekly Listening (5)</text:span><text:span text:style-name="T255"><text:line-break/>□ <text:s text:c="2"/>Weekly Reading (5) <text:s text:c="4"/>□ <text:s text:c="2"/>Weekly Listening (5) <text:s text:c="2"/>□ <text:s text:c="2"/>Weekly Reading (6)</text:span><text:span text:style-name="T256"><text:line-break/>□ <text:s text:c="2"/>Weekly Listening (5) <text:s text:c="2"/>□ <text:s text:c="2"/>Weekly Reading (6) <text:s text:c="4"/>□ <text:s text:c="2"/>Weekly Listening (6)</text:span><text:span text:style-name="T257"><text:line-break/>□ <text:s text:c="2"/>Weekly Reading (6) <text:s text:c="4"/>□ <text:s/></text:span><text:span text:style-name="T258"><text:s/>Weekly Listening (6) <text:s text:c="2"/>□ <text:s text:c="2"/>Prepare Presentation #2</text:span><text:span text:style-name="T259"><text:line-break/>□ <text:s text:c="2"/>Weekly Listening (6) <text:s text:c="2"/>□ <text:s text:c="2"/>Prepare Presentation #2□ <text:s text:c="2"/>Weekly Reading (8)</text:span><text:span text:style-name="T260"><text:line-break/>□ <text:s text:c="2"/>Prepare Presentation #2□ <text:s text:c="2"/>Weekly Reading (8) <text:s text:c="4"/>□ <text:s text:c="2"/>Weekly Listening (8)</text:span><text:span text:style-name="T261"><text:line-break/>□ <text:s text:c="2"/>Weekly Reading (8) <text:s text:c="4"/>□ <text:s text:c="2"/>Weekly Listening<text:s/></text:span><text:span text:style-name="T262">(8) <text:s text:c="2"/>□ <text:s text:c="2"/>Weekly Reading (9)</text:span><text:span text:style-name="T263"><text:line-break/>□ <text:s text:c="2"/>Weekly Listening (8) <text:s text:c="2"/>□ <text:s text:c="2"/>Weekly Reading (9) <text:s text:c="4"/>□ <text:s text:c="2"/>Weekly Listening (9)</text:span><text:span text:style-name="T264"><text:line-break/>□ <text:s text:c="2"/>Weekly Reading (9)</text:span><text:span text:style-name="T265"><text:line-break/>□ <text:s text:c="2"/>Weekly Listening (9)</text:span><text:span text:style-name="T266"><text:line-break/></text:span><text:line-break/></text:p>
      <text:p text:style-name="P267"/>
      <text:p text:style-name="Normal"><text:span text:style-name="T268">Jasmin (</text:span><text:span text:style-name="T269">이윤서</text:span><text:span text:style-name="T270">)</text:span><text:line-break/><text:span text:style-name="T271">□ <text:s text:c="2"/>Weekly Reading (1) <text:s text:c="4"/>□ <text:s text:c="2"/>Weekly Listening (1) <text:s text:c="2"/>□ <text:s text:c="2"/>Weekly Reading (2)</text:span><text:span text:style-name="T272"><text:line-break/>□ <text:s text:c="2"/>We</text:span><text:span text:style-name="T273">ekly Listening (1) <text:s text:c="2"/>□ <text:s text:c="2"/>Weekly Reading (2) <text:s text:c="4"/>□ <text:s text:c="2"/>Weekly Listening (2)</text:span><text:span text:style-name="T274"><text:line-break/>□ <text:s text:c="2"/>Weekly Reading (2) <text:s text:c="4"/>□ <text:s text:c="2"/>Weekly Listening (2) <text:s text:c="2"/>□ <text:s text:c="2"/>Prepare Presentation #1</text:span><text:span text:style-name="T275"><text:line-break/>□ <text:s text:c="2"/>Weekly Listening (2) <text:s text:c="2"/>□ <text:s text:c="2"/>Prepare Presentation #1□ <text:s text:c="2"/>Weekly Reading (4)</text:span><text:span text:style-name="T276"><text:line-break/>□ <text:s text:c="2"/>Prepare Presentation</text:span><text:span text:style-name="T277"><text:s/>#1□ <text:s text:c="2"/>Weekly Reading (4) <text:s text:c="4"/>□ <text:s text:c="2"/>Weekly Listening (4)</text:span><text:span text:style-name="T278"><text:line-break/>□ <text:s text:c="2"/>Weekly Reading (4) <text:s text:c="4"/>□ <text:s text:c="2"/>Weekly Listening (4) <text:s text:c="2"/>□ <text:s text:c="2"/>Weekly Reading (5)</text:span><text:span text:style-name="T279"><text:line-break/>□ <text:s text:c="2"/>Weekly Listening (4) <text:s text:c="2"/>□ <text:s text:c="2"/>Weekly Reading (5) <text:s text:c="4"/>□ <text:s text:c="2"/>Weekly Listening (5)</text:span><text:span text:style-name="T280"><text:line-break/>□ <text:s text:c="2"/>Weekly Reading (5) <text:s text:c="4"/>□ <text:s text:c="2"/>Weekly Listeni</text:span><text:span text:style-name="T281">ng (5) <text:s text:c="2"/>□ <text:s text:c="2"/>Weekly Reading (6)</text:span><text:span text:style-name="T282"><text:line-break/>□ <text:s text:c="2"/>Weekly Listening (5) <text:s text:c="2"/>□ <text:s text:c="2"/>Weekly Reading (6) <text:s text:c="4"/>□ <text:s text:c="2"/>Weekly Listening (6)</text:span><text:span text:style-name="T283"><text:line-break/>□ <text:s text:c="2"/>Weekly Reading (6) <text:s text:c="4"/>□ <text:s text:c="2"/>Weekly Listening (6) <text:s text:c="2"/>□ <text:s text:c="2"/>Prepare Presentation #2</text:span><text:span text:style-name="T284"><text:line-break/>□ <text:s text:c="2"/>Weekly Listening (6) <text:s text:c="2"/>□ <text:s text:c="2"/>Prepare Presentation #2□ <text:s text:c="2"/>Weekl</text:span><text:span text:style-name="T285">y Reading (8)</text:span><text:span text:style-name="T286"><text:line-break/>□ <text:s text:c="2"/>Prepare Presentation #2□ <text:s text:c="2"/>Weekly Reading (8) <text:s text:c="4"/>□ <text:s text:c="2"/>Weekly Listening (8)</text:span><text:span text:style-name="T287"><text:line-break/>□ <text:s text:c="2"/>Weekly Reading (8) <text:s text:c="4"/>□ <text:s text:c="2"/>Weekly Listening (8) <text:s text:c="2"/>□ <text:s text:c="2"/>Weekly Reading (9)</text:span><text:span text:style-name="T288"><text:line-break/>□ <text:s text:c="2"/>Weekly Listening (8) <text:s text:c="2"/>□ <text:s text:c="2"/>Weekly Reading (9) <text:s text:c="4"/>□ <text:s text:c="2"/>Weekly Listening (9)</text:span><text:span text:style-name="T289"><text:line-break/>□ <text:s text:c="2"/>Wee</text:span><text:span text:style-name="T290">kly Reading (9)</text:span><text:span text:style-name="T291"><text:line-break/>□ <text:s text:c="2"/>Weekly Listening (9)</text:span><text:span text:style-name="T292"><text:line-break/></text:span><text:line-break/></text:p>
      <text:p text:style-name="P293"/>
      <text:p text:style-name="Normal"><text:span text:style-name="T294">Rachel (</text:span><text:span text:style-name="T295">이재윤</text:span><text:span text:style-name="T296">)</text:span><text:line-break/><text:span text:style-name="T297">□ <text:s text:c="2"/>Weekly Reading (1) <text:s text:c="4"/>□ <text:s text:c="2"/>Weekly Listening (1) <text:s text:c="2"/>□ <text:s text:c="2"/>Weekly Reading (2)</text:span><text:span text:style-name="T298"><text:line-break/>□ <text:s text:c="2"/>Weekly Listening (1) <text:s text:c="2"/>□ <text:s text:c="2"/>Weekly Reading (2) <text:s text:c="4"/>□ <text:s text:c="2"/>Weekly Listening (2)</text:span><text:span text:style-name="T299"><text:line-break/>□ <text:s text:c="2"/>Weekly Reading (2) <text:s text:c="4"/>□ <text:s text:c="2"/>Weekly List</text:span><text:span text:style-name="T300">ening (2) <text:s text:c="2"/>□ <text:s text:c="2"/>Prepare Presentation #1</text:span><text:span text:style-name="T301"><text:line-break/>□ <text:s text:c="2"/>Weekly Listening (2) <text:s text:c="2"/>□ <text:s text:c="2"/>Prepare Presentation #1□ <text:s text:c="2"/>Weekly Reading (4)</text:span><text:span text:style-name="T302"><text:line-break/>□ <text:s text:c="2"/>Prepare Presentation #1□ <text:s text:c="2"/>Weekly Reading (4) <text:s text:c="4"/>□ <text:s text:c="2"/>Weekly Listening (4)</text:span><text:span text:style-name="T303"><text:line-break/>□ <text:s text:c="2"/>Weekly Reading (4) <text:s text:c="4"/>□ <text:s text:c="2"/>Weekly Listening (4) <text:s text:c="2"/>□ <text:s text:c="2"/>We</text:span><text:span text:style-name="T304">ekly Reading (5)</text:span><text:span text:style-name="T305"><text:line-break/>□ <text:s text:c="2"/>Weekly Listening (4) <text:s text:c="2"/>□ <text:s text:c="2"/>Weekly Reading (5) <text:s text:c="4"/>□ <text:s text:c="2"/>Weekly Listening (5)</text:span><text:span text:style-name="T306"><text:line-break/>□ <text:s text:c="2"/>Weekly Reading (5) <text:s text:c="4"/>□ <text:s text:c="2"/>Weekly Listening (5) <text:s text:c="2"/>□ <text:s text:c="2"/>Weekly Reading (6)</text:span><text:span text:style-name="T307"><text:line-break/>□ <text:s text:c="2"/>Weekly Listening (5) <text:s text:c="2"/>□ <text:s text:c="2"/>Weekly Reading (6) <text:s text:c="4"/>□ <text:s text:c="2"/>Weekly Listening (6)</text:span><text:span text:style-name="T308"><text:line-break/>□ <text:s text:c="2"/></text:span><text:span text:style-name="T309">Weekly Reading (6) <text:s text:c="4"/>□ <text:s text:c="2"/>Weekly Listening (6) <text:s text:c="2"/>□ <text:s text:c="2"/>Prepare Presentation #2</text:span><text:span text:style-name="T310"><text:line-break/>□ <text:s text:c="2"/>Weekly Listening (6) <text:s text:c="2"/>□ <text:s text:c="2"/>Prepare Presentation #2□ <text:s text:c="2"/>Weekly Reading (8)</text:span><text:span text:style-name="T311"><text:line-break/>□ <text:s text:c="2"/>Prepare Presentation #2□ <text:s text:c="2"/>Weekly Reading (8) <text:s text:c="4"/>□ <text:s text:c="2"/>Weekly Listening (8)</text:span><text:span text:style-name="T312"><text:line-break/>□ <text:s text:c="2"/>Weekly Reading (8)</text:span><text:span text:style-name="T313"><text:s text:c="5"/>□ <text:s text:c="2"/>Weekly Listening (8) <text:s text:c="2"/>□ <text:s text:c="2"/>Weekly Reading (9)</text:span><text:span text:style-name="T314"><text:line-break/>□ <text:s text:c="2"/>Weekly Listening (8) <text:s text:c="2"/>□ <text:s text:c="2"/>Weekly Reading (9) <text:s text:c="4"/>□ <text:s text:c="2"/>Weekly Listening (9)</text:span><text:span text:style-name="T315"><text:line-break/>□ <text:s text:c="2"/>Weekly Reading (9)</text:span><text:span text:style-name="T316"><text:line-break/>□ <text:s text:c="2"/>Weekly Listening (9)</text:span><text:span text:style-name="T317"><text:line-break/></text:span><text:line-break/></text:p>
      <text:p text:style-name="P318"/>
      <text:p text:style-name="Normal"><text:span text:style-name="T319">Chelsea (</text:span><text:span text:style-name="T320">최서윤</text:span><text:span text:style-name="T321">)</text:span><text:line-break/><text:span text:style-name="T322">□ <text:s text:c="2"/>Weekly Reading (1) <text:s text:c="4"/>□ <text:s text:c="2"/>Weekly Listening (1) <text:s text:c="2"/>□<text:s/></text:span><text:span text:style-name="T323"><text:s text:c="2"/>Weekly Reading (2)</text:span><text:span text:style-name="T324"><text:line-break/>□ <text:s text:c="2"/>Weekly Listening (1) <text:s text:c="2"/>□ <text:s text:c="2"/>Weekly Reading (2) <text:s text:c="4"/>□ <text:s text:c="2"/>Weekly Listening (2)</text:span><text:span text:style-name="T325"><text:line-break/>□ <text:s text:c="2"/>Weekly Reading (2) <text:s text:c="4"/>□ <text:s text:c="2"/>Weekly Listening (2) <text:s text:c="2"/>□ <text:s text:c="2"/>Prepare Presentation #1</text:span><text:span text:style-name="T326"><text:line-break/>□ <text:s text:c="2"/>Weekly Listening (2) <text:s text:c="2"/>□ <text:s text:c="2"/>Prepare Presentation #1□ <text:s text:c="2"/>Weekly Reading (</text:span><text:span text:style-name="T327">4)</text:span><text:span text:style-name="T328"><text:line-break/>□ <text:s text:c="2"/>Prepare Presentation #1□ <text:s text:c="2"/>Weekly Reading (4) <text:s text:c="4"/>□ <text:s text:c="2"/>Weekly Listening (4)</text:span><text:span text:style-name="T329"><text:line-break/>□ <text:s text:c="2"/>Weekly Reading (4) <text:s text:c="4"/>□ <text:s text:c="2"/>Weekly Listening (4) <text:s text:c="2"/>□ <text:s text:c="2"/>Weekly Reading (5)</text:span><text:span text:style-name="T330"><text:line-break/>□ <text:s text:c="2"/>Weekly Listening (4) <text:s text:c="2"/>□ <text:s text:c="2"/>Weekly Reading (5) <text:s text:c="4"/>□ <text:s text:c="2"/>Weekly Listening (5)</text:span><text:span text:style-name="T331"><text:line-break/>□ <text:s text:c="2"/>Weekly Reading</text:span><text:span text:style-name="T332"><text:s/>(5) <text:s text:c="4"/>□ <text:s text:c="2"/>Weekly Listening (5) <text:s text:c="2"/>□ <text:s text:c="2"/>Weekly Reading (6)</text:span><text:span text:style-name="T333"><text:line-break/>□ <text:s text:c="2"/>Weekly Listening (5) <text:s text:c="2"/>□ <text:s text:c="2"/>Weekly Reading (6) <text:s text:c="4"/>□ <text:s text:c="2"/>Weekly Listening (6)</text:span><text:span text:style-name="T334"><text:line-break/>□ <text:s text:c="2"/>Weekly Reading (6) <text:s text:c="4"/>□ <text:s text:c="2"/>Weekly Listening (6) <text:s text:c="2"/>□ <text:s text:c="2"/>Prepare Presentation #2</text:span><text:span text:style-name="T335"><text:line-break/>□ <text:s text:c="2"/>Weekly Listening (6) <text:s text:c="2"/>□ <text:s text:c="2"/>Prepa</text:span><text:span text:style-name="T336">re Presentation #2□ <text:s text:c="2"/>Weekly Reading (8)</text:span><text:span text:style-name="T337"><text:line-break/>□ <text:s text:c="2"/>Prepare Presentation #2□ <text:s text:c="2"/>Weekly Reading (8) <text:s text:c="4"/>□ <text:s text:c="2"/>Weekly Listening (8)</text:span><text:span text:style-name="T338"><text:line-break/>□ <text:s text:c="2"/>Weekly Reading (8) <text:s text:c="4"/>□ <text:s text:c="2"/>Weekly Listening (8) <text:s text:c="2"/>□ <text:s text:c="2"/>Weekly Reading (9)</text:span><text:span text:style-name="T339"><text:line-break/>□ <text:s text:c="2"/>Weekly Listening (8) <text:s text:c="2"/>□ <text:s text:c="2"/>Weekly Reading (9) <text:s text:c="4"/>□ <text:s text:c="2"/>W</text:span><text:span text:style-name="T340">eekly Listening (9)</text:span><text:span text:style-name="T341"><text:line-break/>□ <text:s text:c="2"/>Weekly Reading (9)</text:span><text:span text:style-name="T342"><text:line-break/>□ <text:s text:c="2"/>Weekly Listening (9)</text:span><text:span text:style-name="T343"><text:line-break/></text:span><text:line-break/></text:p>
      <text:p text:style-name="P344"/>
      <text:p text:style-name="Normal"><text:span text:style-name="T345">Hebacis (</text:span><text:span text:style-name="T346">최지수</text:span><text:span text:style-name="T347">)</text:span><text:line-break/><text:span text:style-name="T348">□ <text:s text:c="2"/>Weekly Reading (1) <text:s text:c="4"/>□ <text:s text:c="2"/>Weekly Listening (1) <text:s text:c="2"/>□ <text:s text:c="2"/>Weekly Reading (2)</text:span><text:span text:style-name="T349"><text:line-break/>□ <text:s text:c="2"/>Weekly Listening (1) <text:s text:c="2"/>□ <text:s text:c="2"/>Weekly Reading (2) <text:s text:c="4"/>□ <text:s text:c="2"/>Weekly Listening (2)</text:span><text:span text:style-name="T350"><text:line-break/>□ <text:s text:c="2"/>Weekly Rea</text:span><text:span text:style-name="T351">ding (2) <text:s text:c="4"/>□ <text:s text:c="2"/>Weekly Listening (2) <text:s text:c="2"/>□ <text:s text:c="2"/>Prepare Presentation #1</text:span><text:span text:style-name="T352"><text:line-break/>□ <text:s text:c="2"/>Weekly Listening (2) <text:s text:c="2"/>□ <text:s text:c="2"/>Prepare Presentation #1□ <text:s text:c="2"/>Weekly Reading (4)</text:span><text:span text:style-name="T353"><text:line-break/>□ <text:s text:c="2"/>Prepare Presentation #1□ <text:s text:c="2"/>Weekly Reading (4) <text:s text:c="4"/>□ <text:s text:c="2"/>Weekly Listening (4)</text:span><text:span text:style-name="T354"><text:line-break/>□ <text:s text:c="2"/>Weekly Reading (4) <text:s text:c="4"/>□ <text:s text:c="2"/>W</text:span><text:span text:style-name="T355">eekly Listening (4) <text:s text:c="2"/>□ <text:s text:c="2"/>Weekly Reading (5)</text:span><text:span text:style-name="T356"><text:line-break/>□ <text:s text:c="2"/>Weekly Listening (4) <text:s text:c="2"/>□ <text:s text:c="2"/>Weekly Reading (5) <text:s text:c="4"/>□ <text:s text:c="2"/>Weekly Listening (5)</text:span><text:span text:style-name="T357"><text:line-break/>□ <text:s text:c="2"/>Weekly Reading (5) <text:s text:c="4"/>□ <text:s text:c="2"/>Weekly Listening (5) <text:s text:c="2"/>□ <text:s text:c="2"/>Weekly Reading (6)</text:span><text:span text:style-name="T358"><text:line-break/>□ <text:s text:c="2"/>Weekly Listening (5) <text:s text:c="2"/>□ <text:s text:c="2"/>Weekly Reading (6) <text:s text:c="4"/>□</text:span><text:span text:style-name="T359"><text:s text:c="3"/>Weekly Listening (6)</text:span><text:span text:style-name="T360"><text:line-break/>□ <text:s text:c="2"/>Weekly Reading (6) <text:s text:c="4"/>□ <text:s text:c="2"/>Weekly Listening (6) <text:s text:c="2"/>□ <text:s text:c="2"/>Prepare Presentation #2</text:span><text:span text:style-name="T361"><text:line-break/>□ <text:s text:c="2"/>Weekly Listening (6) <text:s text:c="2"/>□ <text:s text:c="2"/>Prepare Presentation #2□ <text:s text:c="2"/>Weekly Reading (8)</text:span><text:span text:style-name="T362"><text:line-break/>□ <text:s text:c="2"/>Prepare Presentation #2□ <text:s text:c="2"/>Weekly Reading (8) <text:s text:c="4"/>□ <text:s text:c="2"/>Weekly Listenin</text:span><text:span text:style-name="T363">g (8)</text:span><text:span text:style-name="T364"><text:line-break/>□ <text:s text:c="2"/>Weekly Reading (8) <text:s text:c="4"/>□ <text:s text:c="2"/>Weekly Listening (8) <text:s text:c="2"/>□ <text:s text:c="2"/>Weekly Reading (9)</text:span><text:span text:style-name="T365"><text:line-break/>□ <text:s text:c="2"/>Weekly Listening (8) <text:s text:c="2"/>□ <text:s text:c="2"/>Weekly Reading (9) <text:s text:c="4"/>□ <text:s text:c="2"/>Weekly Listening (9)</text:span><text:span text:style-name="T366"><text:line-break/>□ <text:s text:c="2"/>Weekly Reading (9)</text:span><text:span text:style-name="T367"><text:line-break/>□ <text:s text:c="2"/>Weekly Listening (9)</text:span><text:span text:style-name="T368"><text:line-break/></text:span><text:line-break/></text:p>
      <text:p text:style-name="P3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libri Light" style:font-name-asian="宋体" style:font-name-complex="Times New Roman" fo:font-weight="bold" style:font-weight-asian="bold" style:font-weight-complex="bold" fo:color="#2E74B5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libri Light" style:font-name-asian="宋体" style:font-name-complex="Times New Roman" fo:font-weight="bold" style:font-weight-asian="bold" style:font-weight-complex="bold" fo:color="#5B9BD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libri Light" style:font-name-asian="宋体" style:font-name-complex="Times New Roman" fo:font-weight="bold" style:font-weight-asian="bold" style:font-weight-complex="bold" fo:color="#5B9BD5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libri Light" style:font-name-asian="宋体" style:font-name-complex="Times New Roman" fo:font-weight="bold" style:font-weight-asian="bold" style:font-weight-complex="bold" fo:font-style="italic" style:font-style-asian="italic" style:font-style-complex="italic" fo:color="#5B9BD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="Calibri Light" style:font-name-asian="宋体" style:font-name-complex="Times New Roman" fo:color="#1F4D78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/>
      <style:text-properties style:font-name="Calibri Light" style:font-name-asian="宋体" style:font-name-complex="Times New Roman" fo:font-style="italic" style:font-style-asian="italic" style:font-style-complex="italic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/>
      <style:text-properties style:font-name="Calibri Light" style:font-name-asian="宋体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/>
      <style:text-properties style:font-name="Calibri Light" style:font-name-asian="宋体" style:font-name-complex="Times New Roman" fo:color="#404040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/>
      <style:text-properties style:font-name="Calibri Light" style:font-name-asian="宋体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宋体" style:font-name-complex="Times New Roman" fo:font-weight="bold" style:font-weight-asian="bold" style:font-weight-complex="bold" fo:color="#5B9BD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宋体" style:font-name-complex="Times New Roman" fo:font-weight="bold" style:font-weight-asian="bold" style:font-weight-complex="bold" fo:color="#5B9BD5"/>
    </style:style>
    <style:style style:name="Heading4Char" style:display-name="Heading 4 Char" style:family="text" style:parent-style-name="DefaultParagraphFont">
      <style:text-properties style:font-name="Calibri Light" style:font-name-asian="宋体" style:font-name-complex="Times New Roman" fo:font-weight="bold" style:font-weight-asian="bold" style:font-weight-complex="bold" fo:font-style="italic" style:font-style-asian="italic" style:font-style-complex="italic" fo:color="#5B9BD5"/>
    </style:style>
    <style:style style:name="Heading5Char" style:display-name="Heading 5 Char" style:family="text" style:parent-style-name="DefaultParagraphFont">
      <style:text-properties style:font-name="Calibri Light" style:font-name-asian="宋体" style:font-name-complex="Times New Roman" fo:color="#1F4D78"/>
    </style:style>
    <style:style style:name="Heading6Char" style:display-name="Heading 6 Char" style:family="text" style:parent-style-name="DefaultParagraphFont">
      <style:text-properties style:font-name="Calibri Light" style:font-name-asian="宋体" style:font-name-complex="Times New Roman" fo:font-style="italic" style:font-style-asian="italic" style:font-style-complex="italic" fo:color="#1F4D78"/>
    </style:style>
    <style:style style:name="Heading7Char" style:display-name="Heading 7 Char" style:family="text" style:parent-style-name="DefaultParagraphFont">
      <style:text-properties style:font-name="Calibri Light" style:font-name-asian="宋体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 Light" style:font-name-asian="宋体" style:font-name-complex="Times New Roman" fo:color="#404040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宋体" style:font-name-complex="Times New Roman" fo:font-style="italic" style:font-style-asian="italic" style:font-style-complex="italic" fo:color="#40404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15-04-16T03:25:00Z</meta:creation-date>
    <dc:date>2015-04-16T03:25:00Z</dc:date>
    <meta:template xlink:href="Normal.dotm" xlink:type="simple"/>
    <meta:editing-cycles>2</meta:editing-cycles>
    <meta:editing-duration>PT0S</meta:editing-duration>
    <meta:document-statistic meta:page-count="1" meta:paragraph-count="29" meta:word-count="2203" meta:character-count="14733" meta:row-count="104" meta:non-whitespace-character-count="12559"/>
  </office:meta>
</office:document-meta>
</file>